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arial" svg:font-family="arial, sans-serif"/>
    <style:font-face style:name="Consolas" svg:font-family="Consolas"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009cm" fo:margin-left="0cm" table:align="left"/>
    </style:style>
    <style:style style:name="Таблица1.A" style:family="table-column">
      <style:table-column-properties style:column-width="2.494cm"/>
    </style:style>
    <style:style style:name="Таблица1.B" style:family="table-column">
      <style:table-column-properties style:column-width="14.515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officeooo:paragraph-rsid="0021e8f8"/>
    </style:style>
    <style:style style:name="P3" style:family="paragraph" style:parent-style-name="Standard">
      <style:paragraph-properties fo:margin-left="0cm" fo:margin-right="0cm" fo:orphans="2" fo:widows="2" fo:text-indent="0cm" style:auto-text-indent="false"/>
      <style:text-properties style:font-name="Calibri" fo:font-size="16pt" fo:font-weight="bold" style:font-size-asian="16pt" style:font-weight-asian="bold" style:font-size-complex="16pt" style:font-weight-complex="bold"/>
    </style:style>
    <style:style style:name="P4" style:family="paragraph" style:parent-style-name="Standard">
      <style:paragraph-properties fo:margin-left="0cm" fo:margin-right="0cm" fo:orphans="2" fo:widows="2" fo:text-indent="0cm" style:auto-text-indent="false"/>
      <style:text-properties style:font-name="Calibri" fo:font-size="16pt" fo:font-weight="bold" officeooo:paragraph-rsid="001947e6" style:font-size-asian="16pt" style:font-weight-asian="bold" style:font-size-complex="16pt" style:font-weight-complex="bold"/>
    </style:style>
    <style:style style:name="P5" style:family="paragraph" style:parent-style-name="Standard">
      <style:paragraph-properties fo:margin-left="0cm" fo:margin-right="0cm" fo:orphans="2" fo:widows="2" fo:text-indent="0cm" style:auto-text-indent="false"/>
      <style:text-properties style:font-name="Calibri" fo:font-size="11pt" fo:font-weight="normal" officeooo:rsid="0019c623" officeooo:paragraph-rsid="0019c623" style:font-size-asian="11pt" style:font-weight-asian="normal" style:font-size-complex="11pt" style:font-weight-complex="normal"/>
    </style:style>
    <style:style style:name="P6" style:family="paragraph" style:parent-style-name="Standard">
      <style:paragraph-properties fo:margin-left="0cm" fo:margin-right="0cm" fo:orphans="2" fo:widows="2" fo:text-indent="0cm" style:auto-text-indent="false"/>
      <style:text-properties style:font-name="Calibri" fo:font-size="11pt" fo:font-weight="normal" officeooo:rsid="001c4f7a" officeooo:paragraph-rsid="0020cb1b" style:font-size-asian="11pt" style:font-weight-asian="normal" style:font-size-complex="11pt" style:font-weight-complex="normal"/>
    </style:style>
    <style:style style:name="P7" style:family="paragraph" style:parent-style-name="Standard">
      <style:paragraph-properties fo:margin-left="0cm" fo:margin-right="0cm" fo:orphans="2" fo:widows="2" fo:text-indent="0cm" style:auto-text-indent="false"/>
      <style:text-properties style:font-name="Calibri" fo:font-size="11pt" fo:font-weight="normal" officeooo:rsid="001c4f7a" officeooo:paragraph-rsid="0022a343" style:font-size-asian="11pt" style:font-weight-asian="normal" style:font-size-complex="11pt" style:font-weight-complex="normal"/>
    </style:style>
    <style:style style:name="P8" style:family="paragraph" style:parent-style-name="Standard">
      <style:paragraph-properties fo:margin-left="0cm" fo:margin-right="0cm" fo:orphans="2" fo:widows="2" fo:text-indent="0cm" style:auto-text-indent="false"/>
      <style:text-properties officeooo:rsid="00159917" officeooo:paragraph-rsid="00159917"/>
    </style:style>
    <style:style style:name="P9" style:family="paragraph" style:parent-style-name="Standard">
      <style:paragraph-properties fo:margin-left="0cm" fo:margin-right="0cm" fo:orphans="2" fo:widows="2" fo:text-indent="0cm" style:auto-text-indent="false"/>
      <style:text-properties officeooo:rsid="00170507" officeooo:paragraph-rsid="00170507"/>
    </style:style>
    <style:style style:name="P10" style:family="paragraph" style:parent-style-name="Standard">
      <style:paragraph-properties fo:margin-left="0cm" fo:margin-right="0cm" fo:orphans="2" fo:widows="2" fo:text-indent="0cm" style:auto-text-indent="false"/>
      <style:text-properties style:font-name="Consolas" officeooo:rsid="00170507" officeooo:paragraph-rsid="00170507"/>
    </style:style>
    <style:style style:name="P11" style:family="paragraph" style:parent-style-name="Standard">
      <style:paragraph-properties fo:margin-left="0cm" fo:margin-right="0cm" fo:orphans="2" fo:widows="2" fo:text-indent="0cm" style:auto-text-indent="false"/>
      <style:text-properties officeooo:rsid="0017513e" officeooo:paragraph-rsid="0017513e"/>
    </style:style>
    <style:style style:name="P12" style:family="paragraph" style:parent-style-name="Standard">
      <style:paragraph-properties fo:margin-left="0cm" fo:margin-right="0cm" fo:orphans="2" fo:widows="2" fo:text-indent="0cm" style:auto-text-indent="false"/>
      <style:text-properties fo:font-variant="normal" fo:text-transform="none" fo:color="#515151" style:font-name="Calibri" fo:font-size="9pt" fo:letter-spacing="normal" fo:font-style="normal" fo:font-weight="normal"/>
    </style:style>
    <style:style style:name="P13" style:family="paragraph" style:parent-style-name="Table_20_Contents">
      <style:text-properties officeooo:rsid="0017513e" officeooo:paragraph-rsid="0017513e"/>
    </style:style>
    <style:style style:name="P14" style:family="paragraph" style:parent-style-name="Table_20_Contents">
      <style:text-properties officeooo:rsid="00186ecb" officeooo:paragraph-rsid="00186ecb"/>
    </style:style>
    <style:style style:name="P15" style:family="paragraph" style:parent-style-name="Text_20_body">
      <style:text-properties style:font-name="Calibri" fo:font-size="11pt" style:font-size-asian="11pt" style:font-size-complex="11pt"/>
    </style:style>
    <style:style style:name="P16" style:family="paragraph" style:parent-style-name="Standard">
      <style:paragraph-properties fo:margin-left="0cm" fo:margin-right="0cm" fo:orphans="2" fo:widows="2" fo:text-indent="0cm" style:auto-text-indent="false"/>
      <style:text-properties fo:font-variant="normal" fo:text-transform="none" fo:color="#515151" style:font-name="Calibri" fo:font-size="16pt" fo:letter-spacing="normal" fo:font-style="normal" fo:font-weight="bold" officeooo:rsid="001947e6" officeooo:paragraph-rsid="001947e6" style:font-size-asian="16pt" style:font-weight-asian="bold" style:font-size-complex="16pt" style:font-weight-complex="bold"/>
    </style:style>
    <style:style style:name="P17"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1947e6" officeooo:paragraph-rsid="0019c623" style:font-size-asian="11pt" style:font-weight-asian="normal" style:font-size-complex="11pt" style:font-weight-complex="normal"/>
    </style:style>
    <style:style style:name="P18"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1947e6" officeooo:paragraph-rsid="001947e6" style:font-size-asian="11pt" style:font-weight-asian="normal" style:font-size-complex="11pt" style:font-weight-complex="normal"/>
    </style:style>
    <style:style style:name="P19"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1947e6" officeooo:paragraph-rsid="001b3bf1" style:font-size-asian="11pt" style:font-weight-asian="normal" style:font-size-complex="11pt" style:font-weight-complex="normal"/>
    </style:style>
    <style:style style:name="P20"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1947e6" officeooo:paragraph-rsid="001c4f7a" style:font-size-asian="11pt" style:font-weight-asian="normal" style:font-size-complex="11pt" style:font-weight-complex="normal"/>
    </style:style>
    <style:style style:name="P21"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1e5b3e" officeooo:paragraph-rsid="001e5b3e" style:font-size-asian="11pt" style:font-weight-asian="normal" style:font-size-complex="11pt" style:font-weight-complex="normal"/>
    </style:style>
    <style:style style:name="P22"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1c4f7a" officeooo:paragraph-rsid="001c4f7a" style:font-size-asian="11pt" style:font-weight-asian="normal" style:font-size-complex="11pt" style:font-weight-complex="normal"/>
    </style:style>
    <style:style style:name="P23"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1f0eb1" officeooo:paragraph-rsid="001f0eb1" style:font-size-asian="11pt" style:font-weight-asian="normal" style:font-size-complex="11pt" style:font-weight-complex="normal"/>
    </style:style>
    <style:style style:name="P24"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1f0eb1" officeooo:paragraph-rsid="00250c58" style:font-size-asian="11pt" style:font-weight-asian="normal" style:font-size-complex="11pt" style:font-weight-complex="normal"/>
    </style:style>
    <style:style style:name="P25"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20cb1b" officeooo:paragraph-rsid="0020cb1b" style:font-size-asian="11pt" style:font-weight-asian="normal" style:font-size-complex="11pt" style:font-weight-complex="normal"/>
    </style:style>
    <style:style style:name="P26"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20cb1b" officeooo:paragraph-rsid="00250c58" style:font-size-asian="11pt" style:font-weight-asian="normal" style:font-size-complex="11pt" style:font-weight-complex="normal"/>
    </style:style>
    <style:style style:name="P27"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21e8f8" officeooo:paragraph-rsid="0021e8f8" style:font-size-asian="11pt" style:font-weight-asian="normal" style:font-size-complex="11pt" style:font-weight-complex="normal"/>
    </style:style>
    <style:style style:name="P28"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22a343" officeooo:paragraph-rsid="0022a343" style:font-size-asian="11pt" style:font-weight-asian="normal" style:font-size-complex="11pt" style:font-weight-complex="normal"/>
    </style:style>
    <style:style style:name="P29"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250c58" officeooo:paragraph-rsid="00250c58" style:font-size-asian="11pt" style:font-weight-asian="normal" style:font-size-complex="11pt" style:font-weight-complex="normal"/>
    </style:style>
    <style:style style:name="P30" style:family="paragraph" style:parent-style-name="Standard">
      <style:paragraph-properties fo:margin-left="0cm" fo:margin-right="0cm" fo:orphans="2" fo:widows="2" fo:text-indent="0cm" style:auto-text-indent="false"/>
      <style:text-properties fo:font-variant="normal" fo:text-transform="none" fo:color="#000099" style:font-name="Consolas" fo:font-size="11pt" fo:letter-spacing="normal" fo:font-style="normal" fo:font-weight="normal" officeooo:rsid="001947e6" officeooo:paragraph-rsid="0019c623" style:font-size-asian="11pt" style:font-weight-asian="normal" style:font-size-complex="11pt" style:font-weight-complex="normal"/>
    </style:style>
    <style:style style:name="P31" style:family="paragraph" style:parent-style-name="Standard">
      <style:paragraph-properties fo:margin-left="0cm" fo:margin-right="0cm" fo:orphans="2" fo:widows="2" fo:text-indent="0cm" style:auto-text-indent="false"/>
      <style:text-properties fo:font-variant="normal" fo:text-transform="none" fo:color="#000099" style:font-name="Consolas" fo:font-size="11pt" fo:letter-spacing="normal" fo:font-style="normal" fo:font-weight="normal" officeooo:rsid="001947e6" officeooo:paragraph-rsid="001b3bf1" style:font-size-asian="11pt" style:font-weight-asian="normal" style:font-size-complex="11pt" style:font-weight-complex="normal"/>
    </style:style>
    <style:style style:name="P32" style:family="paragraph" style:parent-style-name="Standard">
      <style:paragraph-properties fo:margin-left="0cm" fo:margin-right="0cm" fo:orphans="2" fo:widows="2" fo:text-indent="0cm" style:auto-text-indent="false"/>
      <style:text-properties fo:font-variant="normal" fo:text-transform="none" fo:color="#000099" style:font-name="Consolas" fo:font-size="11pt" fo:letter-spacing="normal" fo:font-style="normal" fo:font-weight="normal" officeooo:rsid="001947e6" officeooo:paragraph-rsid="001c4f7a" style:font-size-asian="11pt" style:font-weight-asian="normal" style:font-size-complex="11pt" style:font-weight-complex="normal"/>
    </style:style>
    <style:style style:name="P33" style:family="paragraph" style:parent-style-name="Standard">
      <style:paragraph-properties fo:margin-left="0cm" fo:margin-right="0cm" fo:orphans="2" fo:widows="2" fo:text-indent="0cm" style:auto-text-indent="false"/>
      <style:text-properties fo:font-variant="normal" fo:text-transform="none" fo:color="#000099" style:font-name="Consolas" fo:font-size="11pt" fo:letter-spacing="normal" fo:font-style="normal" fo:font-weight="normal" officeooo:rsid="001d7d58" officeooo:paragraph-rsid="001d7d58" style:font-size-asian="11pt" style:font-weight-asian="normal" style:font-size-complex="11pt" style:font-weight-complex="normal"/>
    </style:style>
    <style:style style:name="P34" style:family="paragraph" style:parent-style-name="Standard">
      <style:paragraph-properties fo:margin-left="0cm" fo:margin-right="0cm" fo:orphans="2" fo:widows="2" fo:text-indent="0cm" style:auto-text-indent="false"/>
      <style:text-properties fo:font-variant="normal" fo:text-transform="none" fo:color="#000099" style:font-name="Consolas" fo:font-size="11pt" fo:letter-spacing="normal" fo:font-style="normal" fo:font-weight="normal" officeooo:rsid="0020cb1b" officeooo:paragraph-rsid="0020cb1b" style:font-size-asian="11pt" style:font-weight-asian="normal" style:font-size-complex="11pt" style:font-weight-complex="normal"/>
    </style:style>
    <style:style style:name="P35" style:family="paragraph" style:parent-style-name="Standard">
      <style:paragraph-properties fo:margin-left="0cm" fo:margin-right="0cm" fo:orphans="2" fo:widows="2" fo:text-indent="0cm" style:auto-text-indent="false"/>
      <style:text-properties fo:font-variant="normal" fo:text-transform="none" fo:color="#000099" style:font-name="Consolas" fo:font-size="11pt" fo:letter-spacing="normal" fo:font-style="normal" fo:font-weight="normal" officeooo:rsid="0021e8f8" officeooo:paragraph-rsid="0021e8f8" style:font-size-asian="11pt" style:font-weight-asian="normal" style:font-size-complex="11pt" style:font-weight-complex="normal"/>
    </style:style>
    <style:style style:name="P36" style:family="paragraph" style:parent-style-name="Standard">
      <style:paragraph-properties fo:margin-left="0cm" fo:margin-right="0cm" fo:orphans="2" fo:widows="2" fo:text-indent="0cm" style:auto-text-indent="false"/>
      <style:text-properties fo:font-variant="normal" fo:text-transform="none" fo:color="#000099" style:font-name="Consolas" fo:font-size="11pt" fo:letter-spacing="normal" fo:font-style="normal" fo:font-weight="normal" officeooo:rsid="0022a343" officeooo:paragraph-rsid="0022a343" style:font-size-asian="11pt" style:font-weight-asian="normal" style:font-size-complex="11pt" style:font-weight-complex="normal"/>
    </style:style>
    <style:style style:name="P37" style:family="paragraph" style:parent-style-name="Standard">
      <style:paragraph-properties fo:margin-left="0cm" fo:margin-right="0cm" fo:orphans="2" fo:widows="2" fo:text-indent="0cm" style:auto-text-indent="false" fo:break-before="page"/>
      <style:text-properties fo:font-variant="normal" fo:text-transform="none" fo:color="#515151" style:font-name="Calibri" fo:font-size="11pt" fo:letter-spacing="normal" fo:font-style="normal" fo:font-weight="normal" officeooo:rsid="001947e6" officeooo:paragraph-rsid="001947e6" style:font-size-asian="11pt" style:font-weight-asian="normal" style:font-size-complex="11pt" style:font-weight-complex="normal"/>
    </style:style>
    <style:style style:name="P38" style:family="paragraph" style:parent-style-name="Standard">
      <style:paragraph-properties fo:margin-left="0cm" fo:margin-right="0cm" fo:orphans="2" fo:widows="2" fo:text-indent="0cm" style:auto-text-indent="false" fo:break-before="page"/>
      <style:text-properties fo:font-variant="normal" fo:text-transform="none" fo:color="#515151" style:font-name="Calibri" fo:font-size="11pt" fo:letter-spacing="normal" fo:font-style="normal" fo:font-weight="normal" officeooo:rsid="0022a343" officeooo:paragraph-rsid="0022a343" style:font-size-asian="11pt" style:font-weight-asian="normal" style:font-size-complex="11pt" style:font-weight-complex="normal"/>
    </style:style>
    <style:style style:name="P39" style:family="paragraph" style:parent-style-name="Standard">
      <style:paragraph-properties fo:margin-left="0cm" fo:margin-right="0cm" fo:orphans="2" fo:widows="2" fo:text-indent="0cm" style:auto-text-indent="false" fo:break-before="page"/>
      <style:text-properties fo:font-variant="normal" fo:text-transform="none" fo:color="#515151" style:font-name="Calibri" fo:font-size="11pt" fo:letter-spacing="normal" fo:font-style="normal" fo:font-weight="normal" officeooo:rsid="001f0eb1" officeooo:paragraph-rsid="001f0eb1" style:font-size-asian="11pt" style:font-weight-asian="normal" style:font-size-complex="11pt" style:font-weight-complex="normal"/>
    </style:style>
    <style:style style:name="T1" style:family="text">
      <style:text-properties fo:font-variant="normal" fo:text-transform="none" fo:color="#515151" fo:letter-spacing="normal" fo:font-style="normal"/>
    </style:style>
    <style:style style:name="T2" style:family="text">
      <style:text-properties fo:font-variant="normal" fo:text-transform="none" fo:color="#515151" fo:letter-spacing="normal" fo:font-style="normal" officeooo:rsid="00140e70"/>
    </style:style>
    <style:style style:name="T3" style:family="text">
      <style:text-properties fo:font-variant="normal" fo:text-transform="none" fo:color="#515151" fo:letter-spacing="normal" fo:font-style="normal" fo:font-weight="normal"/>
    </style:style>
    <style:style style:name="T4" style:family="text">
      <style:text-properties fo:font-variant="normal" fo:text-transform="none" fo:color="#515151" fo:letter-spacing="normal" fo:font-style="normal" fo:font-weight="bold"/>
    </style:style>
    <style:style style:name="T5" style:family="text">
      <style:text-properties fo:font-variant="normal" fo:text-transform="none" fo:color="#515151" fo:letter-spacing="normal" fo:font-style="normal" officeooo:rsid="001947e6"/>
    </style:style>
    <style:style style:name="T6" style:family="text">
      <style:text-properties fo:font-variant="normal" fo:text-transform="none" fo:color="#515151" fo:letter-spacing="normal" fo:font-style="normal" officeooo:rsid="001b3bf1"/>
    </style:style>
    <style:style style:name="T7" style:family="text">
      <style:text-properties fo:font-variant="normal" fo:text-transform="none" fo:color="#515151" fo:letter-spacing="normal" fo:font-style="normal" officeooo:rsid="0020cb1b"/>
    </style:style>
    <style:style style:name="T8" style:family="text">
      <style:text-properties fo:font-variant="normal" fo:text-transform="none" fo:color="#515151" fo:letter-spacing="normal" fo:font-style="italic" fo:font-weight="normal"/>
    </style:style>
    <style:style style:name="T9" style:family="text">
      <style:text-properties fo:font-variant="normal" fo:text-transform="none" fo:color="#515151" style:font-name="Calibri" fo:font-size="11pt" fo:letter-spacing="normal" fo:font-style="normal" fo:font-weight="normal" style:font-size-asian="11pt" style:font-size-complex="11pt"/>
    </style:style>
    <style:style style:name="T10" style:family="text">
      <style:text-properties fo:font-variant="normal" fo:text-transform="none" fo:color="#515151" style:font-name="Calibri" fo:font-size="11pt" fo:letter-spacing="normal" fo:font-style="normal" fo:font-weight="bold" style:font-size-asian="11pt" style:font-size-complex="11pt"/>
    </style:style>
    <style:style style:name="T11" style:family="text">
      <style:text-properties fo:font-variant="normal" fo:text-transform="none" fo:color="#000000" style:font-name="arial" fo:font-size="14pt" fo:letter-spacing="normal" fo:font-style="normal" fo:font-weight="normal"/>
    </style:style>
    <style:style style:name="T12" style:family="text">
      <style:text-properties fo:font-variant="normal" fo:text-transform="none" fo:color="#333333" style:font-name="Helvetica Neue" fo:font-size="11.25pt" fo:letter-spacing="normal" fo:font-style="normal" fo:font-weight="bold"/>
    </style:style>
    <style:style style:name="T13" style:family="text">
      <style:text-properties fo:font-variant="normal" fo:text-transform="none" fo:letter-spacing="normal" fo:font-style="normal"/>
    </style:style>
    <style:style style:name="T14" style:family="text">
      <style:text-properties fo:font-variant="normal" fo:text-transform="none" fo:color="#000099" style:font-name="Consolas" fo:letter-spacing="normal" fo:font-style="normal"/>
    </style:style>
    <style:style style:name="T15" style:family="text">
      <style:text-properties fo:font-variant="normal" fo:text-transform="none" fo:color="#000099" style:font-name="Consolas" fo:letter-spacing="normal" fo:font-style="normal" officeooo:rsid="0021e8f8"/>
    </style:style>
    <style:style style:name="T16" style:family="text">
      <style:text-properties fo:color="#515151" fo:letter-spacing="normal" fo:font-style="italic" fo:font-weight="normal"/>
    </style:style>
    <style:style style:name="T17" style:family="text">
      <style:text-properties style:font-name="Calibri"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What is </text:span><text:span text:style-name="T1">perlxs </text:span></text:p>
      <text:p text:style-name="P12"/>
      <text:p text:style-name="Text_20_body"><text:span text:style-name="T9">XS is an interface description file format used to create an extension interface between Perl and C code (or a C library) which one wishes to use with Perl</text:span><text:span text:style-name="Page_20_Number"><text:span text:style-name="T9">. The XS interface is combined with the library to create a new library which can then be either dynamically loaded or statically linked into perl.</text:span></text:span><text:span text:style-name="Page_20_Number"><text:span text:style-name="T17"> </text:span></text:span><text:span text:style-name="Page_20_Number"><text:span text:style-name="T9">The XS interface description is written in the XS language and is the core component of the Perl extension interface.</text:span></text:span><text:span text:style-name="Page_20_Number"><text:span text:style-name="T17"> </text:span></text:span><text:span text:style-name="Page_20_Number"><text:span text:style-name="T9">After compilation by the </text:span></text:span><text:span text:style-name="Page_20_Number"><text:span text:style-name="T10">xsubpp </text:span></text:span><text:span text:style-name="Page_20_Number"><text:span text:style-name="T9">compiler, each XSUB amounts to a C function definition which will provide the glue between Perl calling conventions and C calling conventions.</text:span></text:span><text:span text:style-name="Page_20_Number"><text:span text:style-name="T17"> </text:span></text:span></text:p>
      <text:p text:style-name="P15"><text:span text:style-name="T3">The glue code pulls the arguments from the Perl stack, converts these Perl values to the formats expected by a C function, call this C function, transfers the return values of the C function back to Perl.</text:span> <text:span text:style-name="T3">These return values may be passed back to Perl either by putting them on the Perl stack, or by modifying the arguments supplied from the Perl side.</text:span> </text:p>
      <text:p text:style-name="P15"><text:span text:style-name="T3">The above is a somewhat simplified view of what really happens. Since Perl allows more flexible calling conventions than C, XSUBs may do much more in practice, such as checking input parameters for validity, throwing exceptions (or returning undef/empty list) if the return value from the C function indicates failure, calling different C functions based on numbers and types of the arguments, providing an object-oriented interface, etc</text:span> </text:p>
      <text:p text:style-name="P15"><text:span text:style-name="T3">Of course, one could write such glue code directly in C. However, this would be a tedious task, especially if one needs to write glue for multiple C functions, and/or one is not familiar enough with the Perl stack discipline and other such arcana. XS comes to the rescue here: instead of writing this glue C code in long-hand, one can write a more concise short-hand </text:span><text:span text:style-name="T16">description</text:span><text:span text:style-name="T8"> </text:span><text:span text:style-name="T3">of what should be done by the glue, and let the XS compiler </text:span><text:span text:style-name="T4">xsubpp </text:span><text:span text:style-name="T3">handle the rest.</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span text:style-name="T5">How to create a </text:span><text:span text:style-name="T2"><text:s/></text:span><text:span text:style-name="T1">perl xs <text:s/></text:span><text:span text:style-name="T5">module</text:span></text:p>
      <text:p text:style-name="P16"/>
      <text:p text:style-name="P16"/>
      <text:p text:style-name="P5"><text:span text:style-name="T5">Create a directory called </text:span><text:span text:style-name="T1">XSFun</text:span><text:span text:style-name="T5"> and inside it create a file called </text:span><text:span text:style-name="T6">lib/</text:span><text:span text:style-name="T5">XSFun.pm content as follows:</text:span></text:p>
      <text:p text:style-name="P17"/>
      <text:p text:style-name="P30"><text:s text:c="4"/>package XSFun;</text:p>
      <text:p text:style-name="P30"/>
      <text:p text:style-name="P30"><text:s text:c="4"/>use strict;</text:p>
      <text:p text:style-name="P30"><text:s text:c="4"/>use warnings;</text:p>
      <text:p text:style-name="P30"><text:s text:c="4"/>use XSLoader;</text:p>
      <text:p text:style-name="P30"/>
      <text:p text:style-name="P30"><text:s text:c="4"/>use Exporter 5.57 'import';</text:p>
      <text:p text:style-name="P30"/>
      <text:p text:style-name="P30"><text:s text:c="4"/>our $VERSION <text:s text:c="4"/>= '0.001';</text:p>
      <text:p text:style-name="P30"><text:s text:c="4"/>our %EXPORT_TAGS = ( 'all' =&gt; [] );</text:p>
      <text:p text:style-name="P30"><text:s text:c="4"/>our @EXPORT_OK <text:s text:c="2"/>= ( @{ $EXPORT_TAGS{'all'} } );</text:p>
      <text:p text:style-name="P30"/>
      <text:p text:style-name="P30"><text:s text:c="4"/>XSLoader::load('XSFun', $VERSION);</text:p>
      <text:p text:style-name="P30"/>
      <text:p text:style-name="P30"><text:s text:c="4"/>1;</text:p>
      <text:p text:style-name="P16"/>
      <text:p text:style-name="P5"><text:span text:style-name="T5">XSLoader loads C libraries dynamically so they can be used in Perl. </text:span><text:span text:style-name="T1">As soon as you use XSFun, it will load our XS code using XSLoader and make it available and known to Perl.</text:span></text:p>
      <text:p text:style-name="P18"/>
      <text:p text:style-name="P19">In the top-level directory create the <text:s/>Makefile.PL which will generate a proper Makefile, content as follows:</text:p>
      <text:p text:style-name="P18"/>
      <text:p text:style-name="P31"><text:s text:c="4"/>use 5.008005;</text:p>
      <text:p text:style-name="P31"><text:s text:c="4"/>use ExtUtils::MakeMaker;</text:p>
      <text:p text:style-name="P31"><text:s text:c="4"/>WriteMakefile(</text:p>
      <text:p text:style-name="P31"><text:s text:c="8"/>NAME <text:s text:c="10"/>=&gt; 'XSFun',</text:p>
      <text:p text:style-name="P31"><text:s text:c="8"/>VERSION_FROM <text:s text:c="2"/>=&gt; 'lib/XSFun.pm',</text:p>
      <text:p text:style-name="P31"><text:s text:c="8"/>PREREQ_PM <text:s text:c="5"/>=&gt; { 'Test::More' =&gt; 0, 'Exporter' =&gt; '5.57' },</text:p>
      <text:p text:style-name="P31"><text:s text:c="8"/>ABSTRACT_FROM <text:s/>=&gt; 'lib/XSFun.pm',</text:p>
      <text:p text:style-name="P31"><text:s text:c="8"/>AUTHOR <text:s text:c="8"/>=&gt; 'You',</text:p>
      <text:p text:style-name="P31"><text:s text:c="8"/>LIBS <text:s text:c="10"/>=&gt; [''],</text:p>
      <text:p text:style-name="P31"><text:s text:c="8"/>DEFINE <text:s text:c="8"/>=&gt; '',</text:p>
      <text:p text:style-name="P31"><text:s text:c="8"/>INC <text:s text:c="11"/>=&gt; '-I.',</text:p>
      <text:p text:style-name="P31"><text:s text:c="8"/>OBJECT <text:s text:c="8"/>=&gt; '$(O_FILES)',</text:p>
      <text:p text:style-name="P31"><text:s text:c="4"/>);</text:p>
      <text:p text:style-name="P18"/>
      <text:p text:style-name="P37"/>
      <text:p text:style-name="P20">Create the file XSFun.xs in the top-level directory with the following content:</text:p>
      <text:p text:style-name="P20"/>
      <text:p text:style-name="P32"><text:s text:c="4"/>#define PERL_NO_GET_CONTEXT</text:p>
      <text:p text:style-name="P32"><text:s text:c="4"/>#include "EXTERN.h"</text:p>
      <text:p text:style-name="P32"><text:s text:c="4"/>#include "perl.h"</text:p>
      <text:p text:style-name="P32"><text:s text:c="4"/>#include "XSUB.h"</text:p>
      <text:p text:style-name="P32"><text:s text:c="4"/>#include "ppport.h"</text:p>
      <text:p text:style-name="P32"/>
      <text:p text:style-name="P32"><text:s text:c="4"/>/* C functions */</text:p>
      <text:p text:style-name="P32"/>
      <text:p text:style-name="P32"><text:s text:c="4"/>MODULE = XSFun <text:s text:c="5"/>PACKAGE = XSFun</text:p>
      <text:p text:style-name="P32"/>
      <text:p text:style-name="P33"><text:s text:c="4"/>double</text:p>
      <text:p text:style-name="P33"><text:s text:c="4"/>add_numbers(double a, double b)</text:p>
      <text:p text:style-name="P33"><text:s text:c="8"/>CODE:</text:p>
      <text:p text:style-name="P33"><text:s text:c="11"/>RETVAL = a + b;</text:p>
      <text:p text:style-name="P33"><text:s text:c="8"/>OUTPUT:</text:p>
      <text:p text:style-name="P33"><text:s text:c="11"/>RETVAL</text:p>
      <text:p text:style-name="P33"/>
      <text:p text:style-name="P33"><text:s text:c="4"/>SV *</text:p>
      <text:p text:style-name="P33"><text:s text:c="4"/>add_numbers_perl(SV *a, SV *b)</text:p>
      <text:p text:style-name="P33"><text:s text:c="8"/>CODE:</text:p>
      <text:p text:style-name="P33"><text:s text:c="8"/>{</text:p>
      <text:p text:style-name="P33"><text:s text:c="12"/>const double sum = SvNV(a) + SvNV(b);</text:p>
      <text:p text:style-name="P33"><text:s text:c="12"/>RETVAL = newSVnv(sum);</text:p>
      <text:p text:style-name="P33"><text:s text:c="8"/>}</text:p>
      <text:p text:style-name="P33"><text:s text:c="8"/>OUTPUT: RETVAL</text:p>
      <text:p text:style-name="P32"/>
      <text:p text:style-name="P21">We define a function called add_numbers. It takes two numbers of type double and as you can see by the definition, it also returns a double type.</text:p>
      <text:p text:style-name="P21"/>
      <text:p text:style-name="P21">We have a CODE section which sets the return value RETVAL to the sum of a and b. We also have an OUTPUT section that indicates the output is the return value RETVAL.</text:p>
      <text:p text:style-name="P22"/>
      <text:p text:style-name="P23">Instead of working with pure C types, we can use Perl types. We can write a function that receives pointers to two SVs (Scalar Values) and returns an SV pointer to the result. We will create a new SV to represent the value and return a pointer to that.</text:p>
      <text:p text:style-name="P23"/>
      <text:p text:style-name="P6"><text:span text:style-name="T5">Create the file </text:span><text:span text:style-name="T7">hello</text:span><text:span text:style-name="T5">.</text:span><text:span text:style-name="T7">pl</text:span><text:span text:style-name="T5"> in the top-level directory with the following content:</text:span></text:p>
      <text:p text:style-name="P34"><text:s text:c="4"/>use strict;</text:p>
      <text:p text:style-name="P34"><text:s text:c="4"/>use warnings;</text:p>
      <text:p text:style-name="P34"><text:s text:c="4"/>use feature 'say';</text:p>
      <text:p text:style-name="P34"><text:s text:c="4"/>use lib qw{blib/lib blib/arch};</text:p>
      <text:p text:style-name="P2"><text:span text:style-name="T13"><text:s text:c="8"/></text:span><text:span text:style-name="T14">use XSFun </text:span><text:span text:style-name="T15">qw(:all);</text:span></text:p>
      <text:p text:style-name="P34"/>
      <text:p text:style-name="P34"><text:s text:c="4"/>say add_numbers(1, 2);</text:p>
      <text:p text:style-name="P34"><text:s text:c="4"/>say add_numbers(1.4, 3.2);</text:p>
      <text:p text:style-name="P35"><text:s text:c="4"/>say add_numbers_perl(1, 2);</text:p>
      <text:p text:style-name="P35"><text:s text:c="4"/>say add_numbers_perl(1.4, 3.2);</text:p>
      <text:p text:style-name="P23"/>
      <text:p text:style-name="P23"/>
      <text:p text:style-name="P23"/>
      <text:p text:style-name="P23"/>
      <text:p text:style-name="P23"/>
      <text:p text:style-name="P23"><text:soft-page-break/>perl Makefile.PL</text:p>
      <text:p text:style-name="P23">make</text:p>
      <text:p text:style-name="P25">perl hello.pl</text:p>
      <text:p text:style-name="P23"/>
      <text:p text:style-name="P27">$ perl hello.pl </text:p>
      <text:p text:style-name="P27">3</text:p>
      <text:p text:style-name="P27">4.6</text:p>
      <text:p text:style-name="P27">3</text:p>
      <text:p text:style-name="P27">4.6</text:p>
      <text:p text:style-name="P27"/>
      <text:p text:style-name="P27"/>
      <text:p text:style-name="P38">While it's good to be able to speed-up portions of our code using XS, another major use of XS is to create bindings to C and C++ libraries.</text:p>
      <text:p text:style-name="P28"/>
      <text:p text:style-name="P28">Let's start with a simple function that fetches the library version. Add the</text:p>
      <text:p text:style-name="P28">following XS code to C&lt;XSFun.xs&gt;:</text:p>
      <text:p text:style-name="P28"/>
      <text:p text:style-name="P36"><text:s text:c="4"/>#include &lt;chromaprint.h&gt;</text:p>
      <text:p text:style-name="P36"/>
      <text:p text:style-name="P36"><text:s text:c="4"/>const char *</text:p>
      <text:p text:style-name="P36"><text:s text:c="4"/>get_version()</text:p>
      <text:p text:style-name="P36"><text:s text:c="8"/>CODE:</text:p>
      <text:p text:style-name="P36"><text:s text:c="12"/>RETVAL = chromaprint_get_version();</text:p>
      <text:p text:style-name="P36"><text:s text:c="8"/>OUTPUT: RETVAL</text:p>
      <text:p text:style-name="P28"/>
      <text:p text:style-name="P7"><text:span text:style-name="T5">Create the file </text:span><text:span text:style-name="T7">hello</text:span><text:span text:style-name="T5">.</text:span><text:span text:style-name="T7">pl</text:span><text:span text:style-name="T5"> in the top-level directory with the following content:</text:span></text:p>
      <text:p text:style-name="P28"/>
      <text:p text:style-name="P36"><text:s text:c="4"/>use strict;</text:p>
      <text:p text:style-name="P36"><text:s text:c="4"/>use warnings;</text:p>
      <text:p text:style-name="P36"><text:s text:c="4"/>use feature 'say';</text:p>
      <text:p text:style-name="P36"><text:s text:c="4"/>use lib qw{blib/lib blib/arch};</text:p>
      <text:p text:style-name="P36"><text:s text:c="4"/>use XSFun qw(:all);</text:p>
      <text:p text:style-name="P36"/>
      <text:p text:style-name="P36"><text:s text:c="4"/>say get_version();</text:p>
      <text:p text:style-name="P28"/>
      <text:p text:style-name="P24">perl Makefile.PL</text:p>
      <text:p text:style-name="P24">make</text:p>
      <text:p text:style-name="P26">perl hello.pl</text:p>
      <text:p text:style-name="P29">$ perl hello.pl </text:p>
      <text:p text:style-name="P29">1.0.0</text:p>
      <text:p text:style-name="P39"/>
      <text:p text:style-name="P23">g</text:p>
      <text:p text:style-name="P17">l</text:p>
      <text:p text:style-name="P1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
      <text:p text:style-name="P1"/>
      <text:p text:style-name="P1"/>
      <text:p text:style-name="P1"/>
      <text:p text:style-name="P1"/>
      <text:p text:style-name="P1"/>
      <text:p text:style-name="P1"/>
      <text:p text:style-name="P10">void</text:p>
      <text:p text:style-name="P10"><text:s text:c="2"/>alpha()</text:p>
      <text:p text:style-name="P10"><text:s text:c="6"/>PPCODE:</text:p>
      <text:p text:style-name="P10"><text:s text:c="10"/>ST(0) = newSVpv("Hello World",0);</text:p>
      <text:p text:style-name="P10"><text:s text:c="10"/>sv_2mortal(ST(0));</text:p>
      <text:p text:style-name="P10"><text:s text:c="10"/>XSRETURN(1);</text:p>
      <text:p text:style-name="P10"/>
      <text:p text:style-name="P10"><text:s/>SV *</text:p>
      <text:p text:style-name="P10"><text:s/>beta()</text:p>
      <text:p text:style-name="P10"><text:soft-page-break/><text:s text:c="6"/>CODE:</text:p>
      <text:p text:style-name="P10"><text:s text:c="10"/>RETVAL = newSVpv("Hello World",0);</text:p>
      <text:p text:style-name="P10"><text:s text:c="6"/>OUTPUT:</text:p>
      <text:p text:style-name="P10"><text:s text:c="10"/>RETVAL</text:p>
      <text:p text:style-name="P10"/>
      <text:p text:style-name="P10"><text:s/>AV *</text:p>
      <text:p text:style-name="P10"><text:s/>array()</text:p>
      <text:p text:style-name="P10"><text:s text:c="6"/>CODE:</text:p>
      <text:p text:style-name="P10"><text:s text:c="10"/>RETVAL = newAV();</text:p>
      <text:p text:style-name="P10"><text:s text:c="10"/>/* do something with RETVAL */</text:p>
      <text:p text:style-name="P10"><text:s text:c="6"/>OUTPUT:</text:p>
      <text:p text:style-name="P10"><text:s text:c="10"/>RETVAL</text:p>
      <text:p text:style-name="P10"/>
      <text:p text:style-name="P10">AV *</text:p>
      <text:p text:style-name="P10">array()</text:p>
      <text:p text:style-name="P10"><text:s text:c="6"/>CODE:</text:p>
      <text:p text:style-name="P10"><text:s text:c="10"/>RETVAL = newAV();</text:p>
      <text:p text:style-name="P10"><text:s text:c="10"/>sv_2mortal((SV*)RETVAL);</text:p>
      <text:p text:style-name="P10"><text:s text:c="10"/>/* do something with RETVAL */</text:p>
      <text:p text:style-name="P10"><text:s text:c="6"/>OUTPUT:</text:p>
      <text:p text:style-name="P9"><text:s text:c="10"/>RETVAL</text:p>
      <text:p text:style-name="P1"/>
      <text:p text:style-name="P1"/>
      <text:p text:style-name="P1"/>
      <text:p text:style-name="P1"/>
      <text:p text:style-name="P1"/>
      <text:p text:style-name="P1"/>
      <text:p text:style-name="P1"/>
      <text:p text:style-name="P8">MODULE = RPC <text:s/>PACKAGE = RPC</text:p>
      <text:p text:style-name="P8">double</text:p>
      <text:p text:style-name="P8"><text:s text:c="4"/>sin(x)</text:p>
      <text:p text:style-name="P8"><text:s text:c="4"/>double x</text:p>
      <text:p text:style-name="P8"/>
      <text:p text:style-name="P8"/>
      <text:p text:style-name="P8"/>
      <text:p text:style-name="P8"/>
      <text:p text:style-name="P8"/>
      <text:p text:style-name="P8"/>
      <text:p text:style-name="P8"/>
      <text:p text:style-name="P8"/>
      <text:p text:style-name="P8"/>
      <text:p text:style-name="P8"/>
      <text:p text:style-name="P8"><text:span text:style-name="T12">Class::XSAccessor</text:span><text:span text:style-name="T11"> </text:span></text:p>
      <text:p text:style-name="P8"><text:span text:style-name="T11">The XS accessor methods are between 3 and 4 times faster than typical pure-Perl accessors in some simple benchmarking.</text:span> </text:p>
      <text:p text:style-name="P8"/>
      <text:p text:style-name="P8"/>
      <text:p text:style-name="P8"/>
      <text:p text:style-name="P8"/>
      <text:p text:style-name="P8"/>
      <text:p text:style-name="P11"><text:a xlink:type="simple" xlink:href="http://perldoc.perl.org/perlxs.html" text:style-name="Internet_20_link" text:visited-style-name="Visited_20_Internet_20_Link"/></text:p>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13">perlxs</text:p>
          </table:table-cell>
          <table:table-cell table:style-name="Таблица1.B1" office:value-type="string">
            <text:p text:style-name="P11"><text:a xlink:type="simple" xlink:href="http://perldoc.perl.org/perlxs.html" text:style-name="Internet_20_link" text:visited-style-name="Visited_20_Internet_20_Link">http://perldoc.perl.org/perlxs.html</text:a></text:p>
          </table:table-cell>
        </table:table-row>
        <table:table-row>
          <table:table-cell table:style-name="Таблица1.A2" office:value-type="string">
            <text:p text:style-name="P14">xs-fun</text:p>
          </table:table-cell>
          <table:table-cell table:style-name="Таблица1.B2" office:value-type="string">
            <text:p text:style-name="P14"><text:a xlink:type="simple" xlink:href="https://github.com/xsawyerx/xs-fun" text:style-name="Internet_20_link" text:visited-style-name="Visited_20_Internet_20_Link">https://github.com/xsawyerx/xs-fun</text:a></text:p>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
      <text:p text:style-name="P11"><text:a xlink:type="simple" xlink:href="http://perldoc.perl.org/perlxs.html" text:style-name="Internet_20_link" text:visited-style-name="Visited_20_Internet_20_Link"/></text:p>
      <text:p text:style-name="P11"><text:a xlink:type="simple" xlink:href="http://perldoc.perl.org/perlxs.html" text:style-name="Internet_20_link" text:visited-style-name="Visited_20_Internet_20_Link"/></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angal1" svg:font-family="Mangal"/>
    <style:font-face style:name="arial" svg:font-family="arial, sans-serif"/>
    <style:font-face style:name="Consolas" svg:font-family="Consolas"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9:05:23.779000000</meta:creation-date>
    <meta:generator>LibreOffice/5.0.5.2$Windows_x86 LibreOffice_project/55b006a02d247b5f7215fc6ea0fde844b30035b3</meta:generator>
    <meta:editing-cycles>11</meta:editing-cycles>
    <meta:editing-duration>PT3H33M59S</meta:editing-duration>
    <dc:date>2017-06-25T15:35:33.285000000</dc:date>
    <meta:document-statistic meta:table-count="1" meta:image-count="0" meta:object-count="0" meta:page-count="8" meta:paragraph-count="135" meta:word-count="873" meta:character-count="5869" meta:non-whitespace-character-count="4498"/>
  </office:meta>
</office:document-meta>
</file>